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ce21"/>
        <table:table-column table:style-name="co7" table:number-columns-repeated="3" table:default-cell-style-name="Default"/>
        <table:table-row table:style-name="ro1">
          <table:table-cell table:style-name="ce3" office:value-type="string" calcext:value-type="string">
            <text:p>Country_Region</text:p>
          </table:table-cell>
          <table:table-cell table:style-name="ce3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ce3" office:value-type="string" calcext:value-type="string">
            <text:p>Last_Updat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0</text:p>
          </table:table-cell>
          <table:table-cell table:style-name="ce23" office:value-type="float" office:value="714" calcext:value-type="float">
            <text:p>71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651" calcext:value-type="float">
            <text:p>651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75" calcext:value-type="float">
            <text:p>47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48" calcext:value-type="float">
            <text:p>248</text:p>
          </table:table-cell>
          <table:table-cell table:style-name="ce23" office:value-type="float" office:value="203" calcext:value-type="float">
            <text:p>203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070" calcext:value-type="float">
            <text:p>2070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691" calcext:value-type="float">
            <text:p>691</text:p>
          </table:table-cell>
          <table:table-cell table:style-name="ce23" office:value-type="float" office:value="1053" calcext:value-type="float">
            <text:p>1053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59" calcext:value-type="float">
            <text:p>65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8" calcext:value-type="float">
            <text:p>128</text:p>
          </table:table-cell>
          <table:table-cell table:style-name="ce23" office:value-type="float" office:value="500" calcext:value-type="float">
            <text:p>500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50" calcext:value-type="float">
            <text:p>2350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89" calcext:value-type="float">
            <text:p>589</text:p>
          </table:table-cell>
          <table:table-cell table:style-name="ce23" office:value-type="float" office:value="1583" calcext:value-type="float">
            <text:p>1583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277" calcext:value-type="float">
            <text:p>2277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59" calcext:value-type="float">
            <text:p>559</text:p>
          </table:table-cell>
          <table:table-cell table:style-name="ce23" office:value-type="float" office:value="1616" calcext:value-type="float">
            <text:p>1616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67" calcext:value-type="float">
            <text:p>106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5" calcext:value-type="float">
            <text:p>265</text:p>
          </table:table-cell>
          <table:table-cell table:style-name="ce23" office:value-type="float" office:value="786" calcext:value-type="float">
            <text:p>786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415" calcext:value-type="float">
            <text:p>64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186" calcext:value-type="float">
            <text:p>2186</text:p>
          </table:table-cell>
          <table:table-cell table:style-name="ce23" office:value-type="float" office:value="4167" calcext:value-type="float">
            <text:p>4167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226" calcext:value-type="float">
            <text:p>14226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7633" calcext:value-type="float">
            <text:p>7633</text:p>
          </table:table-cell>
          <table:table-cell table:style-name="ce23" office:value-type="float" office:value="6209" calcext:value-type="float">
            <text:p>6209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97" calcext:value-type="float">
            <text:p>119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51" calcext:value-type="float">
            <text:p>351</text:p>
          </table:table-cell>
          <table:table-cell table:style-name="ce23" office:value-type="float" office:value="833" calcext:value-type="float">
            <text:p>833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28" calcext:value-type="float">
            <text:p>15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45" calcext:value-type="float">
            <text:p>645</text:p>
          </table:table-cell>
          <table:table-cell table:style-name="ce23" office:value-type="float" office:value="876" calcext:value-type="float">
            <text:p>876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12" calcext:value-type="float">
            <text:p>101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924" calcext:value-type="float">
            <text:p>924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2" calcext:value-type="float">
            <text:p>7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81" calcext:value-type="float">
            <text:p>328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3045" calcext:value-type="float">
            <text:p>3045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1119" calcext:value-type="float">
            <text:p>31119</text:p>
          </table:table-cell>
          <table:table-cell table:style-name="ce24" office:value-type="float" office:value="4157" calcext:value-type="float">
            <text:p>4157</text:p>
          </table:table-cell>
          <table:table-cell table:style-name="ce24" office:value-type="float" office:value="6868" calcext:value-type="float">
            <text:p>6868</text:p>
          </table:table-cell>
          <table:table-cell table:style-name="ce23" office:value-type="float" office:value="20094" calcext:value-type="float">
            <text:p>20094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54" calcext:value-type="float">
            <text:p>35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20" calcext:value-type="float">
            <text:p>320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83" calcext:value-type="float">
            <text:p>108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6" calcext:value-type="float">
            <text:p>236</text:p>
          </table:table-cell>
          <table:table-cell table:style-name="ce23" office:value-type="float" office:value="807" calcext:value-type="float">
            <text:p>807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5262" calcext:value-type="float">
            <text:p>25262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3046" calcext:value-type="float">
            <text:p>3046</text:p>
          </table:table-cell>
          <table:table-cell table:style-name="ce23" office:value-type="float" office:value="20684" calcext:value-type="float">
            <text:p>20684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28" calcext:value-type="float">
            <text:p>28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13" calcext:value-type="float">
            <text:p>7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81" calcext:value-type="float">
            <text:p>81</text:p>
          </table:table-cell>
          <table:table-cell table:style-name="ce23" office:value-type="float" office:value="597" calcext:value-type="float">
            <text:p>597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28" calcext:value-type="float">
            <text:p>5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7" calcext:value-type="float">
            <text:p>177</text:p>
          </table:table-cell>
          <table:table-cell table:style-name="ce23" office:value-type="float" office:value="321" calcext:value-type="float">
            <text:p>321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1" calcext:value-type="float">
            <text:p>91</text:p>
          </table:table-cell>
          <table:table-cell table:style-name="ce23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48" calcext:value-type="float">
            <text:p>8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0" calcext:value-type="float">
            <text:p>130</text:p>
          </table:table-cell>
          <table:table-cell table:style-name="ce23" office:value-type="float" office:value="704" calcext:value-type="float">
            <text:p>704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7035" calcext:value-type="float">
            <text:p>27035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8210" calcext:value-type="float">
            <text:p>8210</text:p>
          </table:table-cell>
          <table:table-cell table:style-name="ce23" office:value-type="float" office:value="17925" calcext:value-type="float">
            <text:p>17925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917" calcext:value-type="float">
            <text:p>791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646" calcext:value-type="float">
            <text:p>2646</text:p>
          </table:table-cell>
          <table:table-cell table:style-name="ce23" office:value-type="float" office:value="5179" calcext:value-type="float">
            <text:p>5179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3306" calcext:value-type="float">
            <text:p>83306</text:p>
          </table:table-cell>
          <table:table-cell table:style-name="ce24" office:value-type="float" office:value="3345" calcext:value-type="float">
            <text:p>3345</text:p>
          </table:table-cell>
          <table:table-cell table:style-name="ce24" office:value-type="float" office:value="78200" calcext:value-type="float">
            <text:p>78200</text:p>
          </table:table-cell>
          <table:table-cell table:style-name="ce23" office:value-type="float" office:value="1761" calcext:value-type="float">
            <text:p>1761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979" calcext:value-type="float">
            <text:p>2979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354" calcext:value-type="float">
            <text:p>354</text:p>
          </table:table-cell>
          <table:table-cell table:style-name="ce23" office:value-type="float" office:value="2498" calcext:value-type="float">
            <text:p>2498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18" calcext:value-type="float">
            <text:p>6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6" calcext:value-type="float">
            <text:p>66</text:p>
          </table:table-cell>
          <table:table-cell table:style-name="ce23" office:value-type="float" office:value="549" calcext:value-type="float">
            <text:p>549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38" calcext:value-type="float">
            <text:p>6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4" calcext:value-type="float">
            <text:p>114</text:p>
          </table:table-cell>
          <table:table-cell table:style-name="ce23" office:value-type="float" office:value="518" calcext:value-type="float">
            <text:p>518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04" calcext:value-type="float">
            <text:p>170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15" calcext:value-type="float">
            <text:p>415</text:p>
          </table:table-cell>
          <table:table-cell table:style-name="ce23" office:value-type="float" office:value="1258" calcext:value-type="float">
            <text:p>1258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66" calcext:value-type="float">
            <text:p>76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2" calcext:value-type="float">
            <text:p>132</text:p>
          </table:table-cell>
          <table:table-cell table:style-name="ce23" office:value-type="float" office:value="613" calcext:value-type="float">
            <text:p>613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95" calcext:value-type="float">
            <text:p>69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" calcext:value-type="float">
            <text:p>65</text:p>
          </table:table-cell>
          <table:table-cell table:style-name="ce23" office:value-type="float" office:value="618" calcext:value-type="float">
            <text:p>618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111" calcext:value-type="float">
            <text:p>6111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642" calcext:value-type="float">
            <text:p>642</text:p>
          </table:table-cell>
          <table:table-cell table:style-name="ce23" office:value-type="float" office:value="5308" calcext:value-type="float">
            <text:p>5308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41" calcext:value-type="float">
            <text:p>241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3" office:value-type="float" office:value="201" calcext:value-type="float">
            <text:p>201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706" calcext:value-type="float">
            <text:p>6706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689" calcext:value-type="float">
            <text:p>2689</text:p>
          </table:table-cell>
          <table:table-cell table:style-name="ce23" office:value-type="float" office:value="3718" calcext:value-type="float">
            <text:p>3718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39" calcext:value-type="float">
            <text:p>639</text:p>
          </table:table-cell>
          <table:table-cell table:style-name="ce23" office:value-type="float" office:value="61" calcext:value-type="float">
            <text:p>61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63" calcext:value-type="float">
            <text:p>36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308" calcext:value-type="float">
            <text:p>308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86" calcext:value-type="float">
            <text:p>328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62" calcext:value-type="float">
            <text:p>162</text:p>
          </table:table-cell>
          <table:table-cell table:style-name="ce23" office:value-type="float" office:value="2941" calcext:value-type="float">
            <text:p>2941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603" calcext:value-type="float">
            <text:p>7603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696" calcext:value-type="float">
            <text:p>696</text:p>
          </table:table-cell>
          <table:table-cell table:style-name="ce23" office:value-type="float" office:value="6538" calcext:value-type="float">
            <text:p>6538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9" calcext:value-type="float">
            <text:p>1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18" calcext:value-type="float">
            <text:p>118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4" calcext:value-type="float">
            <text:p>34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73" calcext:value-type="float">
            <text:p>137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5" calcext:value-type="float">
            <text:p>115</text:p>
          </table:table-cell>
          <table:table-cell table:style-name="ce23" office:value-type="float" office:value="1227" calcext:value-type="float">
            <text:p>1227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2" calcext:value-type="float">
            <text:p>8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3" office:value-type="float" office:value="65" calcext:value-type="float">
            <text:p>65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161" calcext:value-type="float">
            <text:p>316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00" calcext:value-type="float">
            <text:p>300</text:p>
          </table:table-cell>
          <table:table-cell table:style-name="ce23" office:value-type="float" office:value="2797" calcext:value-type="float">
            <text:p>2797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1361" calcext:value-type="float">
            <text:p>131361</text:p>
          </table:table-cell>
          <table:table-cell table:style-name="ce24" office:value-type="float" office:value="15748" calcext:value-type="float">
            <text:p>15748</text:p>
          </table:table-cell>
          <table:table-cell table:style-name="ce24" office:value-type="float" office:value="29098" calcext:value-type="float">
            <text:p>29098</text:p>
          </table:table-cell>
          <table:table-cell table:style-name="ce23" office:value-type="float" office:value="86515" calcext:value-type="float">
            <text:p>86515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7" calcext:value-type="float">
            <text:p>5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00" calcext:value-type="float">
            <text:p>3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9" calcext:value-type="float">
            <text:p>69</text:p>
          </table:table-cell>
          <table:table-cell table:style-name="ce23" office:value-type="float" office:value="228" calcext:value-type="float">
            <text:p>228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1359" calcext:value-type="float">
            <text:p>131359</text:p>
          </table:table-cell>
          <table:table-cell table:style-name="ce24" office:value-type="float" office:value="3294" calcext:value-type="float">
            <text:p>3294</text:p>
          </table:table-cell>
          <table:table-cell table:style-name="ce24" office:value-type="float" office:value="68200" calcext:value-type="float">
            <text:p>68200</text:p>
          </table:table-cell>
          <table:table-cell table:style-name="ce23" office:value-type="float" office:value="59865" calcext:value-type="float">
            <text:p>59865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36" calcext:value-type="float">
            <text:p>63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611" calcext:value-type="float">
            <text:p>611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170" calcext:value-type="float">
            <text:p>217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00" calcext:value-type="float">
            <text:p>1800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143" calcext:value-type="float">
            <text:p>143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63" calcext:value-type="float">
            <text:p>3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332" calcext:value-type="float">
            <text:p>332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33" calcext:value-type="float">
            <text:p>33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07" calcext:value-type="float">
            <text:p>40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74" calcext:value-type="float">
            <text:p>374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12" calcext:value-type="float">
            <text:p>1512</text:p>
          </table:table-cell>
          <table:table-cell table:number-columns-repeated="2" table:style-name="ce24" office:value-type="float" office:value="122" calcext:value-type="float">
            <text:p>122</text:p>
          </table:table-cell>
          <table:table-cell table:style-name="ce23" office:value-type="float" office:value="1268" calcext:value-type="float">
            <text:p>1268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20" calcext:value-type="float">
            <text:p>17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89" calcext:value-type="float">
            <text:p>989</text:p>
          </table:table-cell>
          <table:table-cell table:style-name="ce23" office:value-type="float" office:value="723" calcext:value-type="float">
            <text:p>723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487" calcext:value-type="float">
            <text:p>11487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359" calcext:value-type="float">
            <text:p>1359</text:p>
          </table:table-cell>
          <table:table-cell table:style-name="ce23" office:value-type="float" office:value="9735" calcext:value-type="float">
            <text:p>9735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839" calcext:value-type="float">
            <text:p>483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426" calcext:value-type="float">
            <text:p>426</text:p>
          </table:table-cell>
          <table:table-cell table:style-name="ce23" office:value-type="float" office:value="3954" calcext:value-type="float">
            <text:p>3954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00" calcext:value-type="float">
            <text:p>140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66" calcext:value-type="float">
            <text:p>766</text:p>
          </table:table-cell>
          <table:table-cell table:style-name="ce23" office:value-type="float" office:value="556" calcext:value-type="float">
            <text:p>556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479" calcext:value-type="float">
            <text:p>11479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1048" calcext:value-type="float">
            <text:p>11048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4877" calcext:value-type="float">
            <text:p>74877</text:p>
          </table:table-cell>
          <table:table-cell table:style-name="ce24" office:value-type="float" office:value="4683" calcext:value-type="float">
            <text:p>4683</text:p>
          </table:table-cell>
          <table:table-cell table:style-name="ce24" office:value-type="float" office:value="48129" calcext:value-type="float">
            <text:p>48129</text:p>
          </table:table-cell>
          <table:table-cell table:style-name="ce23" office:value-type="float" office:value="22065" calcext:value-type="float">
            <text:p>22065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046" calcext:value-type="float">
            <text:p>1204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195" calcext:value-type="float">
            <text:p>2195</text:p>
          </table:table-cell>
          <table:table-cell table:style-name="ce23" office:value-type="float" office:value="9728" calcext:value-type="float">
            <text:p>9728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2488" calcext:value-type="float">
            <text:p>162488</text:p>
          </table:table-cell>
          <table:table-cell table:style-name="ce24" office:value-type="float" office:value="21067" calcext:value-type="float">
            <text:p>21067</text:p>
          </table:table-cell>
          <table:table-cell table:style-name="ce24" office:value-type="float" office:value="37130" calcext:value-type="float">
            <text:p>37130</text:p>
          </table:table-cell>
          <table:table-cell table:style-name="ce23" office:value-type="float" office:value="104291" calcext:value-type="float">
            <text:p>104291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645" calcext:value-type="float">
            <text:p>764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799" calcext:value-type="float">
            <text:p>799</text:p>
          </table:table-cell>
          <table:table-cell table:style-name="ce23" office:value-type="float" office:value="6703" calcext:value-type="float">
            <text:p>6703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97" calcext:value-type="float">
            <text:p>39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5" calcext:value-type="float">
            <text:p>235</text:p>
          </table:table-cell>
          <table:table-cell table:style-name="ce23" office:value-type="float" office:value="155" calcext:value-type="float">
            <text:p>155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32" calcext:value-type="float">
            <text:p>123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1015" calcext:value-type="float">
            <text:p>1015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16" calcext:value-type="float">
            <text:p>2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166" calcext:value-type="float">
            <text:p>166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87" calcext:value-type="float">
            <text:p>38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6" calcext:value-type="float">
            <text:p>66</text:p>
          </table:table-cell>
          <table:table-cell table:style-name="ce23" office:value-type="float" office:value="313" calcext:value-type="float">
            <text:p>313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55" calcext:value-type="float">
            <text:p>135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" calcext:value-type="float">
            <text:p>176</text:p>
          </table:table-cell>
          <table:table-cell table:style-name="ce23" office:value-type="float" office:value="1176" calcext:value-type="float">
            <text:p>1176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30" calcext:value-type="float">
            <text:p>4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354" calcext:value-type="float">
            <text:p>354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57" calcext:value-type="float">
            <text:p>65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636" calcext:value-type="float">
            <text:p>636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41" calcext:value-type="float">
            <text:p>6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0" calcext:value-type="float">
            <text:p>80</text:p>
          </table:table-cell>
          <table:table-cell table:style-name="ce23" office:value-type="float" office:value="540" calcext:value-type="float">
            <text:p>540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9" calcext:value-type="float">
            <text:p>49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70" calcext:value-type="float">
            <text:p>107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01" calcext:value-type="float">
            <text:p>101</text:p>
          </table:table-cell>
          <table:table-cell table:style-name="ce23" office:value-type="float" office:value="940" calcext:value-type="float">
            <text:p>940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307" calcext:value-type="float">
            <text:p>330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00" calcext:value-type="float">
            <text:p>500</text:p>
          </table:table-cell>
          <table:table-cell table:style-name="ce23" office:value-type="float" office:value="2740" calcext:value-type="float">
            <text:p>2740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987" calcext:value-type="float">
            <text:p>498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478" calcext:value-type="float">
            <text:p>2478</text:p>
          </table:table-cell>
          <table:table-cell table:style-name="ce23" office:value-type="float" office:value="2427" calcext:value-type="float">
            <text:p>2427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4" calcext:value-type="float">
            <text:p>14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3" office:value-type="float" office:value="97" calcext:value-type="float">
            <text:p>97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93" calcext:value-type="float">
            <text:p>39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346" calcext:value-type="float">
            <text:p>346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4" calcext:value-type="float">
            <text:p>3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1" calcext:value-type="float">
            <text:p>51</text:p>
          </table:table-cell>
          <table:table-cell table:style-name="ce23" office:value-type="float" office:value="264" calcext:value-type="float">
            <text:p>264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014" calcext:value-type="float">
            <text:p>501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964" calcext:value-type="float">
            <text:p>1964</text:p>
          </table:table-cell>
          <table:table-cell table:style-name="ce23" office:value-type="float" office:value="2718" calcext:value-type="float">
            <text:p>2718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934" calcext:value-type="float">
            <text:p>193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34" calcext:value-type="float">
            <text:p>134</text:p>
          </table:table-cell>
          <table:table-cell table:style-name="ce23" office:value-type="float" office:value="1760" calcext:value-type="float">
            <text:p>1760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86" calcext:value-type="float">
            <text:p>86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83" calcext:value-type="float">
            <text:p>2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3" office:value-type="float" office:value="233" calcext:value-type="float">
            <text:p>233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888" calcext:value-type="float">
            <text:p>188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17" calcext:value-type="float">
            <text:p>217</text:p>
          </table:table-cell>
          <table:table-cell table:style-name="ce23" office:value-type="float" office:value="1545" calcext:value-type="float">
            <text:p>1545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57" calcext:value-type="float">
            <text:p>57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7580" calcext:value-type="float">
            <text:p>27580</text:p>
          </table:table-cell>
          <table:table-cell table:style-name="ce24" office:value-type="float" office:value="2955" calcext:value-type="float">
            <text:p>2955</text:p>
          </table:table-cell>
          <table:table-cell table:style-name="ce24" office:value-type="float" office:value="297" calcext:value-type="float">
            <text:p>297</text:p>
          </table:table-cell>
          <table:table-cell table:style-name="ce23" office:value-type="float" office:value="24328" calcext:value-type="float">
            <text:p>24328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66" calcext:value-type="float">
            <text:p>136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28" calcext:value-type="float">
            <text:p>628</text:p>
          </table:table-cell>
          <table:table-cell table:style-name="ce23" office:value-type="float" office:value="729" calcext:value-type="float">
            <text:p>729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70" calcext:value-type="float">
            <text:p>57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0" calcext:value-type="float">
            <text:p>90</text:p>
          </table:table-cell>
          <table:table-cell table:style-name="ce23" office:value-type="float" office:value="466" calcext:value-type="float">
            <text:p>466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73" calcext:value-type="float">
            <text:p>37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263" calcext:value-type="float">
            <text:p>263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08" calcext:value-type="float">
            <text:p>90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778" calcext:value-type="float">
            <text:p>778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623" calcext:value-type="float">
            <text:p>662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452" calcext:value-type="float">
            <text:p>6452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13" calcext:value-type="float">
            <text:p>8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0" calcext:value-type="float">
            <text:p>130</text:p>
          </table:table-cell>
          <table:table-cell table:style-name="ce23" office:value-type="float" office:value="679" calcext:value-type="float">
            <text:p>679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837" calcext:value-type="float">
            <text:p>583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378" calcext:value-type="float">
            <text:p>1378</text:p>
          </table:table-cell>
          <table:table-cell table:style-name="ce23" office:value-type="float" office:value="4363" calcext:value-type="float">
            <text:p>4363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472" calcext:value-type="float">
            <text:p>347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1" calcext:value-type="float">
            <text:p>61</text:p>
          </table:table-cell>
          <table:table-cell table:style-name="ce23" office:value-type="float" office:value="3317" calcext:value-type="float">
            <text:p>3317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9" calcext:value-type="float">
            <text:p>15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130" calcext:value-type="float">
            <text:p>130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303" calcext:value-type="float">
            <text:p>10303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869" calcext:value-type="float">
            <text:p>2869</text:p>
          </table:table-cell>
          <table:table-cell table:style-name="ce23" office:value-type="float" office:value="7204" calcext:value-type="float">
            <text:p>7204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223" calcext:value-type="float">
            <text:p>5223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295" calcext:value-type="float">
            <text:p>295</text:p>
          </table:table-cell>
          <table:table-cell table:style-name="ce23" office:value-type="float" office:value="4593" calcext:value-type="float">
            <text:p>4593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202" calcext:value-type="float">
            <text:p>7202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618" calcext:value-type="float">
            <text:p>618</text:p>
          </table:table-cell>
          <table:table-cell table:style-name="ce23" office:value-type="float" office:value="6321" calcext:value-type="float">
            <text:p>6321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448" calcext:value-type="float">
            <text:p>17448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347" calcext:value-type="float">
            <text:p>347</text:p>
          </table:table-cell>
          <table:table-cell table:style-name="ce23" office:value-type="float" office:value="16534" calcext:value-type="float">
            <text:p>16534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428" calcext:value-type="float">
            <text:p>34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73" calcext:value-type="float">
            <text:p>373</text:p>
          </table:table-cell>
          <table:table-cell table:style-name="ce23" office:value-type="float" office:value="3048" calcext:value-type="float">
            <text:p>3048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89" calcext:value-type="float">
            <text:p>18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0" calcext:value-type="float">
            <text:p>110</text:p>
          </table:table-cell>
          <table:table-cell table:style-name="ce23" office:value-type="float" office:value="70" calcext:value-type="float">
            <text:p>70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564" calcext:value-type="float">
            <text:p>1056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534" calcext:value-type="float">
            <text:p>7534</text:p>
          </table:table-cell>
          <table:table-cell table:style-name="ce23" office:value-type="float" office:value="2808" calcext:value-type="float">
            <text:p>2808</text:p>
          </table:table-cell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879" calcext:value-type="float">
            <text:p>6879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1051" calcext:value-type="float">
            <text:p>1051</text:p>
          </table:table-cell>
          <table:table-cell table:style-name="ce23" office:value-type="float" office:value="5477" calcext:value-type="float">
            <text:p>5477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1102" calcext:value-type="float">
            <text:p>2110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694" calcext:value-type="float">
            <text:p>1694</text:p>
          </table:table-cell>
          <table:table-cell table:style-name="ce23" office:value-type="float" office:value="19238" calcext:value-type="float">
            <text:p>19238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34" calcext:value-type="float">
            <text:p>1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71" calcext:value-type="float">
            <text:p>37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282" calcext:value-type="float">
            <text:p>282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369" calcext:value-type="float">
            <text:p>5369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889" calcext:value-type="float">
            <text:p>889</text:p>
          </table:table-cell>
          <table:table-cell table:style-name="ce23" office:value-type="float" office:value="4407" calcext:value-type="float">
            <text:p>4407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99" calcext:value-type="float">
            <text:p>29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3" calcext:value-type="float">
            <text:p>183</text:p>
          </table:table-cell>
          <table:table-cell table:style-name="ce23" office:value-type="float" office:value="114" calcext:value-type="float">
            <text:p>114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465" calcext:value-type="float">
            <text:p>446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371" calcext:value-type="float">
            <text:p>4371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52" calcext:value-type="float">
            <text:p>325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11" calcext:value-type="float">
            <text:p>611</text:p>
          </table:table-cell>
          <table:table-cell table:style-name="ce23" office:value-type="float" office:value="2631" calcext:value-type="float">
            <text:p>2631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35" calcext:value-type="float">
            <text:p>8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720" calcext:value-type="float">
            <text:p>720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220" calcext:value-type="float">
            <text:p>122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2" calcext:value-type="float">
            <text:p>152</text:p>
          </table:table-cell>
          <table:table-cell table:style-name="ce23" office:value-type="float" office:value="1012" calcext:value-type="float">
            <text:p>1012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415" calcext:value-type="float">
            <text:p>24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10" calcext:value-type="float">
            <text:p>410</text:p>
          </table:table-cell>
          <table:table-cell table:style-name="ce23" office:value-type="float" office:value="1978" calcext:value-type="float">
            <text:p>1978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2541" calcext:value-type="float">
            <text:p>172541</text:p>
          </table:table-cell>
          <table:table-cell table:style-name="ce24" office:value-type="float" office:value="18056" calcext:value-type="float">
            <text:p>18056</text:p>
          </table:table-cell>
          <table:table-cell table:style-name="ce24" office:value-type="float" office:value="67504" calcext:value-type="float">
            <text:p>67504</text:p>
          </table:table-cell>
          <table:table-cell table:style-name="ce23" office:value-type="float" office:value="86981" calcext:value-type="float">
            <text:p>86981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33" calcext:value-type="float">
            <text:p>2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1" calcext:value-type="float">
            <text:p>61</text:p>
          </table:table-cell>
          <table:table-cell table:style-name="ce23" office:value-type="float" office:value="165" calcext:value-type="float">
            <text:p>165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445" calcext:value-type="float">
            <text:p>11445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381" calcext:value-type="float">
            <text:p>381</text:p>
          </table:table-cell>
          <table:table-cell table:style-name="ce23" office:value-type="float" office:value="10031" calcext:value-type="float">
            <text:p>10031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5936" calcext:value-type="float">
            <text:p>25936</text:p>
          </table:table-cell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13700" calcext:value-type="float">
            <text:p>13700</text:p>
          </table:table-cell>
          <table:table-cell table:style-name="ce23" office:value-type="float" office:value="11062" calcext:value-type="float">
            <text:p>11062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93" calcext:value-type="float">
            <text:p>39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4" calcext:value-type="float">
            <text:p>124</text:p>
          </table:table-cell>
          <table:table-cell table:style-name="ce23" office:value-type="float" office:value="263" calcext:value-type="float">
            <text:p>263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3" calcext:value-type="float">
            <text:p>5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613" calcext:value-type="float">
            <text:p>261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405" calcext:value-type="float">
            <text:p>1405</text:p>
          </table:table-cell>
          <table:table-cell table:style-name="ce23" office:value-type="float" office:value="1167" calcext:value-type="float">
            <text:p>1167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7" calcext:value-type="float">
            <text:p>7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3" calcext:value-type="float">
            <text:p>1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88" calcext:value-type="float">
            <text:p>88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747" calcext:value-type="float">
            <text:p>74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670" calcext:value-type="float">
            <text:p>670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5111" calcext:value-type="float">
            <text:p>65111</text:p>
          </table:table-cell>
          <table:table-cell table:style-name="ce24" office:value-type="float" office:value="1403" calcext:value-type="float">
            <text:p>1403</text:p>
          </table:table-cell>
          <table:table-cell table:style-name="ce24" office:value-type="float" office:value="4799" calcext:value-type="float">
            <text:p>4799</text:p>
          </table:table-cell>
          <table:table-cell table:style-name="ce23" office:value-type="float" office:value="58909" calcext:value-type="float">
            <text:p>58909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47" calcext:value-type="float">
            <text:p>47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372" calcext:value-type="float">
            <text:p>3372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9" calcext:value-type="float">
            <text:p>119</text:p>
          </table:table-cell>
          <table:table-cell table:style-name="ce23" office:value-type="float" office:value="3155" calcext:value-type="float">
            <text:p>3155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933" calcext:value-type="float">
            <text:p>49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933" calcext:value-type="float">
            <text:p>933</text:p>
          </table:table-cell>
          <table:table-cell table:style-name="ce23" office:value-type="float" office:value="3972" calcext:value-type="float">
            <text:p>3972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4845" calcext:value-type="float">
            <text:p>94845</text:p>
          </table:table-cell>
          <table:table-cell table:style-name="ce24" office:value-type="float" office:value="12129" calcext:value-type="float">
            <text:p>12129</text:p>
          </table:table-cell>
          <table:table-cell table:style-name="ce24" office:value-type="float" office:value="323" calcext:value-type="float">
            <text:p>323</text:p>
          </table:table-cell>
          <table:table-cell table:style-name="ce23" office:value-type="float" office:value="82393" calcext:value-type="float">
            <text:p>82393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07670" calcext:value-type="float">
            <text:p>607670</text:p>
          </table:table-cell>
          <table:table-cell table:style-name="ce24" office:value-type="float" office:value="25832" calcext:value-type="float">
            <text:p>25832</text:p>
          </table:table-cell>
          <table:table-cell table:style-name="ce24" office:value-type="float" office:value="47763" calcext:value-type="float">
            <text:p>47763</text:p>
          </table:table-cell>
          <table:table-cell table:style-name="ce23" office:value-type="float" office:value="534075" calcext:value-type="float">
            <text:p>534075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83" calcext:value-type="float">
            <text:p>48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8" calcext:value-type="float">
            <text:p>248</text:p>
          </table:table-cell>
          <table:table-cell table:style-name="ce23" office:value-type="float" office:value="227" calcext:value-type="float">
            <text:p>227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165" calcext:value-type="float">
            <text:p>116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1062" calcext:value-type="float">
            <text:p>1062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266" calcext:value-type="float">
            <text:p>2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9" calcext:value-type="float">
            <text:p>169</text:p>
          </table:table-cell>
          <table:table-cell table:style-name="ce23" office:value-type="float" office:value="97" calcext:value-type="float">
            <text:p>97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308" calcext:value-type="float">
            <text:p>3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2" calcext:value-type="float">
            <text:p>62</text:p>
          </table:table-cell>
          <table:table-cell table:style-name="ce23" office:value-type="float" office:value="244" calcext:value-type="float">
            <text:p>244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4465" calcext:value-type="float">
            <text:p>446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835" calcext:value-type="float">
            <text:p>8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4 23:33:31</text:p>
          </table:table-cell>
          <table:table-cell table:style-name="ce23" office:value-type="float" office:value="908" calcext:value-type="float">
            <text:p>90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778" calcext:value-type="float">
            <text:p>778</text:p>
          </table:table-cell>
        </table:table-row>
        <table:table-row table:style-name="ro1" table:number-rows-repeated="17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8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8" table:default-cell-style-name="ce26"/>
        <table:table-column table:style-name="co10" table:default-cell-style-name="ce26"/>
        <table:table-column table:style-name="co5" table:number-columns-repeated="3" table:default-cell-style-name="ce26"/>
        <table:table-column table:style-name="co5" table:default-cell-style-name="Default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66453" calcext:value-type="float">
            <text:p>966453</text:p>
          </table:table-cell>
          <table:table-cell table:formula="of:=SUMIF([$all_data.$C$2:$all_data.$C$182];[.$A2];[$all_data.F$2:$all_data.F$182])" office:value-type="float" office:value="84566" calcext:value-type="float">
            <text:p>84566</text:p>
          </table:table-cell>
          <table:table-cell table:formula="of:=SUMIF([$all_data.$C$2:$all_data.$C$182];[.$A2];[$all_data.G$2:$all_data.G$182])" office:value-type="float" office:value="245867" calcext:value-type="float">
            <text:p>245867</text:p>
          </table:table-cell>
          <table:table-cell table:formula="of:=SUMIF([$all_data.$C$2:$all_data.$C$182];[.$A2];[$all_data.H$2:$all_data.H$182])" office:value-type="float" office:value="636020" calcext:value-type="float">
            <text:p>636020</text:p>
          </table:table-cell>
          <table:table-cell table:style-name="ce3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639719" calcext:value-type="float">
            <text:p>639719</text:p>
          </table:table-cell>
          <table:table-cell table:formula="of:=SUMIF([$all_data.$C$2:$all_data.$C$182];[.$A3];[$all_data.F$2:$all_data.F$182])" office:value-type="float" office:value="27064" calcext:value-type="float">
            <text:p>27064</text:p>
          </table:table-cell>
          <table:table-cell table:formula="of:=SUMIF([$all_data.$C$2:$all_data.$C$182];[.$A3];[$all_data.G$2:$all_data.G$182])" office:value-type="float" office:value="57937" calcext:value-type="float">
            <text:p>57937</text:p>
          </table:table-cell>
          <table:table-cell table:formula="of:=SUMIF([$all_data.$C$2:$all_data.$C$182];[.$A3];[$all_data.H$2:$all_data.H$182])" office:value-type="float" office:value="554718" calcext:value-type="float">
            <text:p>554718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72754" calcext:value-type="float">
            <text:p>172754</text:p>
          </table:table-cell>
          <table:table-cell table:formula="of:=SUMIF([$all_data.$C$2:$all_data.$C$182];[.$A4];[$all_data.F$2:$all_data.F$182])" office:value-type="float" office:value="5485" calcext:value-type="float">
            <text:p>5485</text:p>
          </table:table-cell>
          <table:table-cell table:formula="of:=SUMIF([$all_data.$C$2:$all_data.$C$182];[.$A4];[$all_data.G$2:$all_data.G$182])" office:value-type="float" office:value="98678" calcext:value-type="float">
            <text:p>98678</text:p>
          </table:table-cell>
          <table:table-cell table:formula="of:=SUMIF([$all_data.$C$2:$all_data.$C$182];[.$A4];[$all_data.H$2:$all_data.H$182])" office:value-type="float" office:value="68591" calcext:value-type="float">
            <text:p>68591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5289" calcext:value-type="float">
            <text:p>105289</text:p>
          </table:table-cell>
          <table:table-cell table:formula="of:=SUMIF([$all_data.$C$2:$all_data.$C$182];[.$A5];[$all_data.F$2:$all_data.F$182])" office:value-type="float" office:value="5029" calcext:value-type="float">
            <text:p>5029</text:p>
          </table:table-cell>
          <table:table-cell table:formula="of:=SUMIF([$all_data.$C$2:$all_data.$C$182];[.$A5];[$all_data.G$2:$all_data.G$182])" office:value-type="float" office:value="53911" calcext:value-type="float">
            <text:p>53911</text:p>
          </table:table-cell>
          <table:table-cell table:formula="of:=SUMIF([$all_data.$C$2:$all_data.$C$182];[.$A5];[$all_data.H$2:$all_data.H$182])" office:value-type="float" office:value="46349" calcext:value-type="float">
            <text:p>46349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58201" calcext:value-type="float">
            <text:p>58201</text:p>
          </table:table-cell>
          <table:table-cell table:formula="of:=SUMIF([$all_data.$C$2:$all_data.$C$182];[.$A6];[$all_data.F$2:$all_data.F$182])" office:value-type="float" office:value="2514" calcext:value-type="float">
            <text:p>2514</text:p>
          </table:table-cell>
          <table:table-cell table:formula="of:=SUMIF([$all_data.$C$2:$all_data.$C$182];[.$A6];[$all_data.G$2:$all_data.G$182])" office:value-type="float" office:value="10636" calcext:value-type="float">
            <text:p>10636</text:p>
          </table:table-cell>
          <table:table-cell table:formula="of:=SUMIF([$all_data.$C$2:$all_data.$C$182];[.$A6];[$all_data.H$2:$all_data.H$182])" office:value-type="float" office:value="45051" calcext:value-type="float">
            <text:p>4505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6165" calcext:value-type="float">
            <text:p>16165</text:p>
          </table:table-cell>
          <table:table-cell table:formula="of:=SUMIF([$all_data.$C$2:$all_data.$C$182];[.$A7];[$all_data.F$2:$all_data.F$182])" office:value-type="float" office:value="868" calcext:value-type="float">
            <text:p>868</text:p>
          </table:table-cell>
          <table:table-cell table:formula="of:=SUMIF([$all_data.$C$2:$all_data.$C$182];[.$A7];[$all_data.G$2:$all_data.G$182])" office:value-type="float" office:value="3199" calcext:value-type="float">
            <text:p>3199</text:p>
          </table:table-cell>
          <table:table-cell table:formula="of:=SUMIF([$all_data.$C$2:$all_data.$C$182];[.$A7];[$all_data.H$2:$all_data.H$182])" office:value-type="float" office:value="12098" calcext:value-type="float">
            <text:p>12098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783" calcext:value-type="float">
            <text:p>7783</text:p>
          </table:table-cell>
          <table:table-cell table:formula="of:=SUMIF([$all_data.$C$2:$all_data.$C$182];[.$A8];[$all_data.F$2:$all_data.F$182])" office:value-type="float" office:value="71" calcext:value-type="float">
            <text:p>71</text:p>
          </table:table-cell>
          <table:table-cell table:formula="of:=SUMIF([$all_data.$C$2:$all_data.$C$182];[.$A8];[$all_data.G$2:$all_data.G$182])" office:value-type="float" office:value="2814" calcext:value-type="float">
            <text:p>2814</text:p>
          </table:table-cell>
          <table:table-cell table:formula="of:=SUMIF([$all_data.$C$2:$all_data.$C$182];[.$A8];[$all_data.H$2:$all_data.H$182])" office:value-type="float" office:value="4898" calcext:value-type="float">
            <text:p>489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8731" calcext:value-type="float">
            <text:p>8731</text:p>
          </table:table-cell>
          <table:table-cell table:formula="of:=SUMIF([$all_data.$C$2:$all_data.$C$182];[.$A9];[$all_data.F$2:$all_data.F$182])" office:value-type="float" office:value="367" calcext:value-type="float">
            <text:p>367</text:p>
          </table:table-cell>
          <table:table-cell table:formula="of:=SUMIF([$all_data.$C$2:$all_data.$C$182];[.$A9];[$all_data.G$2:$all_data.G$182])" office:value-type="float" office:value="488" calcext:value-type="float">
            <text:p>488</text:p>
          </table:table-cell>
          <table:table-cell table:formula="of:=SUMIF([$all_data.$C$2:$all_data.$C$182];[.$A9];[$all_data.H$2:$all_data.H$182])" office:value-type="float" office:value="7876" calcext:value-type="float">
            <text:p>7876</text:p>
          </table:table-cell>
          <table:table-cell/>
        </table:table-row>
      </table:table>
      <table:table table:name="major_continent" table:style-name="ta1">
        <table:table-column table:style-name="co11" table:default-cell-style-name="ce26"/>
        <table:table-column table:style-name="co5" table:number-columns-repeated="4" table:default-cell-style-name="ce26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66453" calcext:value-type="float">
            <text:p>966453</text:p>
          </table:table-cell>
          <table:table-cell table:formula="of:=SUMIF([$all_data.$C$2:$all_data.$C$182];[.$A2];[$all_data.F$2:$all_data.F$182])" office:value-type="float" office:value="84566" calcext:value-type="float">
            <text:p>84566</text:p>
          </table:table-cell>
          <table:table-cell table:formula="of:=SUMIF([$all_data.$C$2:$all_data.$C$182];[.$A2];[$all_data.G$2:$all_data.G$182])" office:value-type="float" office:value="245867" calcext:value-type="float">
            <text:p>245867</text:p>
          </table:table-cell>
          <table:table-cell table:formula="of:=SUMIF([$all_data.$C$2:$all_data.$C$182];[.$A2];[$all_data.H$2:$all_data.H$182])" office:value-type="float" office:value="636020" calcext:value-type="float">
            <text:p>636020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639719" calcext:value-type="float">
            <text:p>639719</text:p>
          </table:table-cell>
          <table:table-cell table:formula="of:=SUMIF([$all_data.$C$2:$all_data.$C$182];[.$A3];[$all_data.F$2:$all_data.F$182])" office:value-type="float" office:value="27064" calcext:value-type="float">
            <text:p>27064</text:p>
          </table:table-cell>
          <table:table-cell table:formula="of:=SUMIF([$all_data.$C$2:$all_data.$C$182];[.$A3];[$all_data.G$2:$all_data.G$182])" office:value-type="float" office:value="57937" calcext:value-type="float">
            <text:p>57937</text:p>
          </table:table-cell>
          <table:table-cell table:formula="of:=SUMIF([$all_data.$C$2:$all_data.$C$182];[.$A3];[$all_data.H$2:$all_data.H$182])" office:value-type="float" office:value="554718" calcext:value-type="float">
            <text:p>554718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72754" calcext:value-type="float">
            <text:p>172754</text:p>
          </table:table-cell>
          <table:table-cell table:formula="of:=SUMIF([$all_data.$C$2:$all_data.$C$182];[.$A4];[$all_data.F$2:$all_data.F$182])" office:value-type="float" office:value="5485" calcext:value-type="float">
            <text:p>5485</text:p>
          </table:table-cell>
          <table:table-cell table:formula="of:=SUMIF([$all_data.$C$2:$all_data.$C$182];[.$A4];[$all_data.G$2:$all_data.G$182])" office:value-type="float" office:value="98678" calcext:value-type="float">
            <text:p>98678</text:p>
          </table:table-cell>
          <table:table-cell table:formula="of:=SUMIF([$all_data.$C$2:$all_data.$C$182];[.$A4];[$all_data.H$2:$all_data.H$182])" office:value-type="float" office:value="68591" calcext:value-type="float">
            <text:p>6859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5289" calcext:value-type="float">
            <text:p>105289</text:p>
          </table:table-cell>
          <table:table-cell table:formula="of:=SUMIF([$all_data.$C$2:$all_data.$C$182];[.$A5];[$all_data.F$2:$all_data.F$182])" office:value-type="float" office:value="5029" calcext:value-type="float">
            <text:p>5029</text:p>
          </table:table-cell>
          <table:table-cell table:formula="of:=SUMIF([$all_data.$C$2:$all_data.$C$182];[.$A5];[$all_data.G$2:$all_data.G$182])" office:value-type="float" office:value="53911" calcext:value-type="float">
            <text:p>53911</text:p>
          </table:table-cell>
          <table:table-cell table:formula="of:=SUMIF([$all_data.$C$2:$all_data.$C$182];[.$A5];[$all_data.H$2:$all_data.H$182])" office:value-type="float" office:value="46349" calcext:value-type="float">
            <text:p>46349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58201" calcext:value-type="float">
            <text:p>58201</text:p>
          </table:table-cell>
          <table:table-cell table:formula="of:=SUMIF([$all_data.$C$2:$all_data.$C$182];[.$A6];[$all_data.F$2:$all_data.F$182])" office:value-type="float" office:value="2514" calcext:value-type="float">
            <text:p>2514</text:p>
          </table:table-cell>
          <table:table-cell table:formula="of:=SUMIF([$all_data.$C$2:$all_data.$C$182];[.$A6];[$all_data.G$2:$all_data.G$182])" office:value-type="float" office:value="10636" calcext:value-type="float">
            <text:p>10636</text:p>
          </table:table-cell>
          <table:table-cell table:formula="of:=SUMIF([$all_data.$C$2:$all_data.$C$182];[.$A6];[$all_data.H$2:$all_data.H$182])" office:value-type="float" office:value="45051" calcext:value-type="float">
            <text:p>45051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3948" calcext:value-type="float">
            <text:p>23948</text:p>
          </table:table-cell>
          <table:table-cell table:formula="of:=SUM([$continent.C$7:$continent.C$8])" office:value-type="float" office:value="939" calcext:value-type="float">
            <text:p>939</text:p>
          </table:table-cell>
          <table:table-cell table:formula="of:=SUM([$continent.D$7:$continent.D$8])" office:value-type="float" office:value="6013" calcext:value-type="float">
            <text:p>6013</text:p>
          </table:table-cell>
          <table:table-cell table:formula="of:=SUM([$continent.E$7:$continent.E$8])" office:value-type="float" office:value="16996" calcext:value-type="float">
            <text:p>16996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3" table:number-columns-repeated="5"/>
        </table:table-row>
      </table:table>
      <table:table table:name="Total" table:style-name="ta1">
        <table:table-column table:style-name="co9" table:default-cell-style-name="ce3"/>
        <table:table-column table:style-name="co5" table:number-columns-repeated="4" table:default-cell-style-name="ce3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975095" calcext:value-type="float">
            <text:p>1975095</text:p>
          </table:table-cell>
          <table:table-cell table:style-name="Default" table:formula="of:=SUM([$continent.C2:$continent.C9])" office:value-type="float" office:value="125964" calcext:value-type="float">
            <text:p>125964</text:p>
          </table:table-cell>
          <table:table-cell table:style-name="Default" table:formula="of:=SUM([$continent.D2:$continent.D9])" office:value-type="float" office:value="473530" calcext:value-type="float">
            <text:p>473530</text:p>
          </table:table-cell>
          <table:table-cell table:style-name="Default" table:formula="of:=[.B2]-[.C2]-[.D2]" office:value-type="float" office:value="1375601" calcext:value-type="float">
            <text:p>1375601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-00-00</text:date>, <text:time style:data-style-name="N2" text:time-value="16:49:58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5T16:50:35.109000000</dc:date>
    <meta:editing-duration>PT7H42M31S</meta:editing-duration>
    <meta:editing-cycles>67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